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82in" fo:margin-left="0.0236in" fo:margin-right="-0.0368in" table:align="margins"/>
    </style:style>
    <style:style style:name="Table4.A" style:family="table-column">
      <style:table-column-properties style:column-width="1.1382in" style:rel-column-width="10750*"/>
    </style:style>
    <style:style style:name="Table4.B" style:family="table-column">
      <style:table-column-properties style:column-width="5.8in" style:rel-column-width="5478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25in"/>
    </style:style>
    <style:style style:name="Table4.7" style:family="table-row">
      <style:table-row-properties style:min-row-height="0.3424in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style:snap-to-layout-grid="false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style:snap-to-layout-grid="false"/>
    </style:style>
    <style:style style:name="P12" style:family="paragraph" style:parent-style-name="Standard">
      <style:text-properties fo:language="es" fo:country="CO"/>
    </style:style>
    <style:style style:name="P13" style:family="paragraph" style:parent-style-name="Standard">
      <style:text-properties fo:language="es" fo:country="CO" fo:font-weight="bold" style:font-weight-asian="bold" style:font-weight-complex="bold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19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tracked-changes>
        <text:changed-region text:id="ct866255096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6255432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6255544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6255656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6255768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6255880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66255992">
          <text:deletion>
            <office:change-info>
              <dc:creator>unknown</dc:creator>
              <dc:date>2010-10-28T09:42:00</dc:date>
            </office:change-info>
            <text:p text:style-name="P1">1</text:p>
          </text:deletion>
        </text:changed-region>
        <text:changed-region text:id="ct866257784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66258008">
          <text:deletion>
            <office:change-info>
              <dc:creator>unknown</dc:creator>
              <dc:date>2010-10-28T09:42:00</dc:date>
            </office:change-info>
            <text:p text:style-name="P1">Alta</text:p>
          </text:deletion>
        </text:changed-region>
        <text:changed-region text:id="ct866258120">
          <text:insertion>
            <office:change-info>
              <dc:creator>unknown</dc:creator>
              <dc:date>2010-10-28T09:42:00</dc:date>
            </office:change-info>
          </text:insertion>
        </text:changed-region>
        <text:changed-region text:id="ct866258232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66258344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66258456">
          <text:insertion>
            <office:change-info>
              <dc:creator>unknown</dc:creator>
              <dc:date>2010-10-28T09:43:00</dc:date>
            </office:change-info>
          </text:insertion>
        </text:changed-region>
        <text:changed-region text:id="ct866258568">
          <text:insertion>
            <office:change-info>
              <dc:creator>unknown</dc:creator>
              <dc:date>2010-10-28T09:44:00</dc:date>
            </office:change-info>
          </text:insertion>
        </text:changed-region>
        <text:changed-region text:id="ct86625868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6625879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8984476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89845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8984812">
          <text:deletion>
            <office:change-info>
              <dc:creator>unknown</dc:creator>
              <dc:date>2010-11-04T11:30:00</dc:date>
            </office:change-info>
            <text:p text:style-name="P1">U</text:p>
          </text:deletion>
        </text:changed-region>
        <text:changed-region text:id="ct858984700">
          <text:deletion>
            <office:change-info>
              <dc:creator>unknown</dc:creator>
              <dc:date>2010-11-04T11:30:00</dc:date>
            </office:change-info>
            <text:p text:style-name="P1">G</text:p>
          </text:deletion>
        </text:changed-region>
        <text:changed-region text:id="ct858984924">
          <text:insertion>
            <office:change-info>
              <dc:creator>unknown</dc:creator>
              <dc:date>2010-11-04T11:30:00</dc:date>
            </office:change-info>
          </text:insertion>
        </text:changed-region>
        <text:changed-region text:id="ct85898503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8985148">
          <text:deletion>
            <office:change-info>
              <dc:creator>unknown</dc:creator>
              <dc:date>2010-10-28T09:47:00</dc:date>
            </office:change-info>
            <text:p text:style-name="P1">0</text:p>
          </text:deletion>
        </text:changed-region>
        <text:changed-region text:id="ct858985260">
          <text:insertion>
            <office:change-info>
              <dc:creator>unknown</dc:creator>
              <dc:date>2010-10-28T09:47:00</dc:date>
            </office:change-info>
          </text:insertion>
        </text:changed-region>
        <text:changed-region text:id="ct858985372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8985484">
          <text:insertion>
            <office:change-info>
              <dc:creator>unknown</dc:creator>
              <dc:date>2010-10-28T10:40:00</dc:date>
            </office:change-info>
          </text:insertion>
        </text:changed-region>
        <text:changed-region text:id="ct858985708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58985596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58985820">
          <text:insertion>
            <office:change-info>
              <dc:creator>unknown</dc:creator>
              <dc:date>2010-10-28T14:15:00</dc:date>
            </office:change-info>
          </text:insertion>
        </text:changed-region>
        <text:changed-region text:id="ct858985932">
          <text:insertion>
            <office:change-info>
              <dc:creator>unknown</dc:creator>
              <dc:date>2010-10-28T14:16:00</dc:date>
            </office:change-info>
          </text:insertion>
        </text:changed-region>
        <text:changed-region text:id="ct858986044">
          <text:insertion>
            <office:change-info>
              <dc:creator>unknown</dc:creator>
              <dc:date>2010-10-28T14:17:00</dc:date>
            </office:change-info>
          </text:insertion>
        </text:changed-region>
        <text:changed-region text:id="ct858986156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8986268">
          <text:deletion>
            <office:change-info>
              <dc:creator>unknown</dc:creator>
              <dc:date>2010-06-01T09:45:00</dc:date>
            </office:change-info>
            <text:p text:style-name="P1">Si el nombre de usuario o la contraseña son incorrectas el sistema muestra un mensaje informando el error y devuelve al usuario a la pantalla de ingreso.</text:p>
          </text:deletion>
        </text:changed-region>
        <text:changed-region text:id="ct85898638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8986492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8986604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58986716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5898682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8986940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8987052">
          <text:insertion>
            <office:change-info>
              <dc:creator>unknown</dc:creator>
              <dc:date>2010-10-28T11:04:00</dc:date>
            </office:change-info>
          </text:insertion>
        </text:changed-region>
        <text:changed-region text:id="ct858987164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5898727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8987388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8987500">
          <text:insertion>
            <office:change-info>
              <dc:creator>unknown</dc:creator>
              <dc:date>2010-10-28T11:51:00</dc:date>
            </office:change-info>
          </text:insertion>
        </text:changed-region>
        <text:changed-region text:id="ct858987612">
          <text:insertion>
            <office:change-info>
              <dc:creator>unknown</dc:creator>
              <dc:date>2010-10-28T11:04:00</dc:date>
            </office:change-info>
          </text:insertion>
        </text:changed-region>
        <text:changed-region text:id="ct858987724">
          <text:insertion>
            <office:change-info>
              <dc:creator>unknown</dc:creator>
              <dc:date>2010-10-28T11:50:00</dc:date>
            </office:change-info>
          </text:insertion>
        </text:changed-region>
        <text:changed-region text:id="ct858987836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5898794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8988060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8988172">
          <text:insertion>
            <office:change-info>
              <dc:creator>unknown</dc:creator>
              <dc:date>2010-10-28T11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3"><text:change-start text:change-id="ct866255096"/>Control de Versiones del Documento<text:change-end text:change-id="ct866255096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<text:change-start text:change-id="ct866255432"/>Versión<text:change-end text:change-id="ct866255432"/></text:p>
          </table:table-cell>
          <table:table-cell table:style-name="Table3.A2" office:value-type="string">
            <text:p text:style-name="P13"><text:change-start text:change-id="ct866255544"/>Creación<text:change-end text:change-id="ct866255544"/></text:p>
          </table:table-cell>
          <table:table-cell table:style-name="Table3.A2" office:value-type="string">
            <text:p text:style-name="P13"><text:change-start text:change-id="ct866255656"/>Liberación<text:change-end text:change-id="ct866255656"/></text:p>
          </table:table-cell>
          <table:table-cell table:style-name="Table3.A2" office:value-type="string">
            <text:p text:style-name="P13"><text:change-start text:change-id="ct866255768"/>Descripción del Cambio<text:change-end text:change-id="ct866255768"/></text:p>
          </table:table-cell>
          <table:table-cell table:style-name="Table3.E2" office:value-type="string">
            <text:p text:style-name="P13"><text:change-start text:change-id="ct866255880"/>Autores<text:change-end text:change-id="ct866255880"/></text:p>
          </table:table-cell>
        </table:table-row>
        <table:table-row>
          <table:table-cell table:style-name="Table3.A2" office:value-type="string">
            <text:p text:style-name="P1"><text:change text:change-id="ct866255992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change-start text:change-id="ct866257784"/>Prioridad<text:change-end text:change-id="ct866257784"/></text:p>
          </table:table-cell>
          <table:table-cell table:style-name="Table4.B1" office:value-type="string">
            <text:p text:style-name="P1"><text:change text:change-id="ct866258008"/><text:change-start text:change-id="ct866258120"/>Media<text:change-end text:change-id="ct866258120"/></text:p>
          </table:table-cell>
        </table:table-row>
        <table:table-row>
          <table:table-cell table:style-name="Table4.A2" office:value-type="string">
            <text:p text:style-name="P13"><text:change-start text:change-id="ct866258232"/>Actores<text:change-end text:change-id="ct866258232"/></text:p>
          </table:table-cell>
          <table:table-cell table:style-name="Table4.B2" office:value-type="string">
            <text:p text:style-name="P1"><text:change text:change-id="ct866258344"/><text:change-start text:change-id="ct866258456"/>OPDI-<text:change-end text:change-id="ct866258456"/><text:change-start text:change-id="ct866258568"/>Análisis<text:change-end text:change-id="ct866258568"/></text:p>
          </table:table-cell>
        </table:table-row>
        <table:table-row>
          <table:table-cell table:style-name="Table4.A2" office:value-type="string">
            <text:p text:style-name="P13"><text:change-start text:change-id="ct866258680"/>Estimación<text:change-end text:change-id="ct866258680"/></text:p>
          </table:table-cell>
          <table:table-cell table:style-name="Table4.B2" office:value-type="string">
            <text:p text:style-name="P1"><text:change-start text:change-id="ct866258792"/>6 horas <text:change-end text:change-id="ct866258792"/></text:p>
          </table:table-cell>
        </table:table-row>
        <table:table-row table:style-name="Table4.4">
          <table:table-cell table:style-name="Table4.A2" office:value-type="string">
            <text:p text:style-name="P13"><text:change-start text:change-id="ct858984476"/>Dependencia<text:change-end text:change-id="ct858984476"/></text:p>
          </table:table-cell>
          <table:table-cell table:style-name="Table4.B2" office:value-type="string">
            <text:p text:style-name="P1"><text:change-start text:change-id="ct858984588"/>HU-M<text:change-end text:change-id="ct858984588"/><text:change text:change-id="ct858984812"/><text:change text:change-id="ct858984700"/><text:change-start text:change-id="ct858984924"/>AN<text:change-end text:change-id="ct858984924"/><text:change-start text:change-id="ct858985036"/>-0<text:change-end text:change-id="ct858985036"/><text:change text:change-id="ct858985148"/><text:change-start text:change-id="ct858985260"/>6<text:change-end text:change-id="ct858985260"/></text:p>
          </table:table-cell>
        </table:table-row>
        <table:table-row>
          <table:table-cell table:style-name="Table4.A2" office:value-type="string">
            <text:p text:style-name="P13"><text:change-start text:change-id="ct858985372"/>Descripción<text:change-end text:change-id="ct858985372"/></text:p>
          </table:table-cell>
          <table:table-cell table:style-name="Table4.B2" office:value-type="string">
            <text:p text:style-name="P2"><text:change-start text:change-id="ct858985484"/>Esta historia de usuario inicia cuando el usuario quiere ver las observaciones que hizo a una solicitud, para indicar al solicitante cuales han sido resueltas y cuales aun no.<text:change-end text:change-id="ct858985484"/><text:change text:change-id="ct858985708"/><text:change text:change-id="ct858985596"/><text:change-start text:change-id="ct858985820"/> El usuario tiene la opcion de cam<text:change-end text:change-id="ct858985820"/><text:change-start text:change-id="ct858985932"/>biar el estado de las observaciones a procesada o no procesada. Las observaciones cuyo estado sea no procesada <text:s/>deben ser mostrado al solicitan<text:change-end text:change-id="ct858985932"/><text:change-start text:change-id="ct858986044"/>te cuando este consulte las observaciones.<text:change-end text:change-id="ct858986044"/></text:p>
          </table:table-cell>
        </table:table-row>
        <table:table-row>
          <table:table-cell table:style-name="Table4.A2" office:value-type="string">
            <text:p text:style-name="P13"><text:change-start text:change-id="ct858986156"/>Observaciones<text:change-end text:change-id="ct858986156"/></text:p>
          </table:table-cell>
          <table:table-cell table:style-name="Table4.B2" office:value-type="string">
            <text:p text:style-name="P1"><text:change text:change-id="ct858986268"/></text:p>
          </table:table-cell>
        </table:table-row>
        <table:table-row table:style-name="Table4.7">
          <table:table-cell table:style-name="Table4.A2" office:value-type="string">
            <text:p text:style-name="P13"><text:change-start text:change-id="ct858986380"/>Fecha de Prueba<text:change-end text:change-id="ct858986380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3"><text:change-start text:change-id="ct858986492"/>Contacto<text:change-end text:change-id="ct858986492"/></text:p>
          </table:table-cell>
          <table:table-cell table:style-name="Table4.B2" office:value-type="string">
            <text:p text:style-name="Standard"><text:change-start text:change-id="ct858986604"/><text:span text:style-name="Fuente_20_de_20_párrafo_20_predeter."><text:span text:style-name="T1">Nombre</text:span></text:span><text:change-end text:change-id="ct858986604"/><text:change-start text:change-id="ct858986716"/><text:span text:style-name="Fuente_20_de_20_párrafo_20_predeter."><text:span text:style-name="T3">:</text:span></text:span><text:change-end text:change-id="ct858986716"/><text:change-start text:change-id="ct858986828"/><text:span text:style-name="Fuente_20_de_20_párrafo_20_predeter."><text:span text:style-name="T3"> </text:span></text:span><text:change-end text:change-id="ct858986828"/><text:change-start text:change-id="ct858986940"/><text:span text:style-name="Fuente_20_de_20_párrafo_20_predeter."><text:span text:style-name="T3"><text:s/></text:span></text:span><text:change-end text:change-id="ct858986940"/><text:change-start text:change-id="ct858987052"/><text:span text:style-name="Fuente_20_de_20_párrafo_20_predeter."><text:span text:style-name="T3">Rodolfo Padilla</text:span></text:span><text:change-end text:change-id="ct858987052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58987164"/><text:span text:style-name="T4">Teléfono</text:span><text:change-end text:change-id="ct858987164"/><text:change-start text:change-id="ct858987276"/>:<text:change-end text:change-id="ct858987276"/><text:change-start text:change-id="ct858987388"/> <text:change-end text:change-id="ct858987388"/><text:change-start text:change-id="ct858987500"/>321 21 00 <text:change-end text:change-id="ct858987500"/><text:change-start text:change-id="ct858987612"/>Ext - <text:change-end text:change-id="ct858987612"/><text:change-start text:change-id="ct858987724"/>2832<text:change-end text:change-id="ct858987724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58987836"/><text:span text:style-name="T4">E-mail</text:span><text:change-end text:change-id="ct858987836"/><text:change-start text:change-id="ct858987948"/>:<text:change-end text:change-id="ct858987948"/><text:change-start text:change-id="ct858988060"/> <text:change-end text:change-id="ct858988060"/><text:change-start text:change-id="ct858988172"/>rpadilla@univalle.edu.co<text:change-end text:change-id="ct85898817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47733096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66267268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62884876">
            <text:deletion>
              <office:change-info>
                <dc:creator>unknown</dc:creator>
                <dc:date>2010-12-02T11:39:00</dc:date>
              </office:change-info>
              <text:p text:style-name="P4">ODPI</text:p>
            </text:deletion>
          </text:changed-region>
          <text:changed-region text:id="ct862884764">
            <text:insertion>
              <office:change-info>
                <dc:creator>unknown</dc:creator>
                <dc:date>2010-12-02T11:39:00</dc:date>
              </office:change-info>
            </text:insertion>
          </text:changed-region>
          <text:changed-region text:id="ct8662681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1947804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41962504">
            <text:insertion>
              <office:change-info>
                <dc:creator>unknown</dc:creator>
                <dc:date>2010-11-04T11:30:00</dc:date>
              </office:change-info>
            </text:insertion>
          </text:changed-region>
          <text:changed-region text:id="ct84763262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6626771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2965724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52966956">
            <text:insertion>
              <office:change-info>
                <dc:creator>unknown</dc:creator>
                <dc:date>2010-10-28T09:41:00</dc:date>
              </office:change-info>
            </text:insertion>
          </text:changed-region>
          <text:changed-region text:id="ct852963596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.</text:span></text:span></text:p>
            </text:deletion>
          </text:changed-region>
          <text:changed-region text:id="ct852963372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52966284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52963820">
            <text:insertion>
              <office:change-info>
                <dc:creator>unknown</dc:creator>
                <dc:date>2010-10-29T16:18:00</dc:date>
              </office:change-info>
            </text:insertion>
          </text:changed-region>
          <text:changed-region text:id="ct85296404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2964492">
            <text:deletion>
              <office:change-info>
                <dc:creator>unknown</dc:creator>
                <dc:date>2010-11-04T11:30:00</dc:date>
              </office:change-info>
              <text:p text:style-name="P7">U</text:p>
            </text:deletion>
          </text:changed-region>
          <text:changed-region text:id="ct852964268">
            <text:deletion>
              <office:change-info>
                <dc:creator>unknown</dc:creator>
                <dc:date>2010-11-04T11:30:00</dc:date>
              </office:change-info>
              <text:p text:style-name="P7">G</text:p>
            </text:deletion>
          </text:changed-region>
          <text:changed-region text:id="ct847733320">
            <text:insertion>
              <office:change-info>
                <dc:creator>unknown</dc:creator>
                <dc:date>2010-11-04T11:30:00</dc:date>
              </office:change-info>
            </text:insertion>
          </text:changed-region>
          <text:changed-region text:id="ct85296471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2964940">
            <text:deletion>
              <office:change-info>
                <dc:creator>unknown</dc:creator>
                <dc:date>2010-10-28T09:40:00</dc:date>
              </office:change-info>
              <text:p text:style-name="P7">1</text:p>
            </text:deletion>
          </text:changed-region>
          <text:changed-region text:id="ct852965164">
            <text:insertion>
              <office:change-info>
                <dc:creator>unknown</dc:creator>
                <dc:date>2010-10-28T09:40:00</dc:date>
              </office:change-info>
            </text:insertion>
          </text:changed-region>
          <text:changed-region text:id="ct85296538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296718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191552">
            <text:deletion>
              <office:change-info>
                <dc:creator>unknown</dc:creator>
                <dc:date>2010-10-28T09:40:00</dc:date>
              </office:change-info>
              <text:p text:style-name="P7">-2010</text:p>
            </text:deletion>
          </text:changed-region>
          <text:changed-region text:id="ct853055912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53054456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53054232">
            <text:deletion>
              <office:change-info>
                <dc:creator>unknown</dc:creator>
                <dc:date>2010-10-28T09:40:00</dc:date>
              </office:change-info>
              <text:p text:style-name="P7">-</text:p>
            </text:deletion>
          </text:changed-region>
          <text:changed-region text:id="ct853266580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47735336">
            <text:insertion>
              <office:change-info>
                <dc:creator>unknown</dc:creator>
                <dc:date>2010-10-28T09:40:00</dc:date>
              </office:change-info>
            </text:insertion>
          </text:changed-region>
        </text:tracked-changes>
        <text:p text:style-name="P1"><text:change text:change-id="ct847733096"/><text:change-start text:change-id="ct866267268"/>SISTEMA DE ANÁLISIS DE SOSTENIBILIDAD DE PROGRAMAS ACADÉMICOS<text:change-end text:change-id="ct866267268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<text:change text:change-id="ct862884876"/><text:change-start text:change-id="ct862884764"/>OPDI<text:change-end text:change-id="ct862884764"/></text:p>
            </table:table-cell>
            <table:table-cell table:style-name="Table1.B1" office:value-type="string">
              <text:p text:style-name="P5"><text:change-start text:change-id="ct866268164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66268164"/><text:change text:change-id="ct841947804"/><text:change-start text:change-id="ct841962504"/><text:span text:style-name="Fuente_20_de_20_párrafo_20_predeter."><text:span text:style-name="T2">Análisis</text:span></text:span><text:change-end text:change-id="ct841962504"/></text:p>
            </table:table-cell>
            <table:table-cell table:style-name="Table1.C1" office:value-type="string">
              <text:p text:style-name="P6"><text:change-start text:change-id="ct847632624"/>Página<text:change-end text:change-id="ct847632624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66267716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66267716"/><text:change text:change-id="ct852965724"/><text:change-start text:change-id="ct852966956"/><text:span text:style-name="Fuente_20_de_20_párrafo_20_predeter."><text:span text:style-name="T2">Gestionar </text:span></text:span><text:change-end text:change-id="ct852966956"/><text:change text:change-id="ct852963596"/><text:change text:change-id="ct852963372"/><text:change text:change-id="ct852966284"/><text:change-start text:change-id="ct852963820"/><text:span text:style-name="Fuente_20_de_20_párrafo_20_predeter."><text:span text:style-name="T2">observaciones</text:span></text:span><text:change-end text:change-id="ct852963820"/></text:p>
            </table:table-cell>
            <table:table-cell table:style-name="Table1.C2" office:value-type="string">
              <text:p text:style-name="P6"><text:change-start text:change-id="ct852964044"/>Identificador</text:p>
              <text:p text:style-name="P7">HU-M<text:change-end text:change-id="ct852964044"/><text:change text:change-id="ct852964492"/><text:change text:change-id="ct852964268"/><text:change-start text:change-id="ct847733320"/>AN<text:change-end text:change-id="ct847733320"/><text:change-start text:change-id="ct852964716"/>-0<text:change-end text:change-id="ct852964716"/><text:change text:change-id="ct852964940"/><text:change-start text:change-id="ct852965164"/>7<text:change-end text:change-id="ct852965164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52965388"/><text:span text:style-name="Fuente_20_de_20_párrafo_20_predeter."><text:span text:style-name="T1">Responsables</text:span></text:span><text:span text:style-name="Fuente_20_de_20_párrafo_20_predeter."><text:span text:style-name="T2">: Luis Armando Nuñez</text:span></text:span><text:change-end text:change-id="ct852965388"/></text:p>
            </table:table-cell>
            <table:table-cell table:style-name="Table1.C2" office:value-type="string">
              <text:p text:style-name="P8"><text:change-start text:change-id="ct852967180"/><text:span text:style-name="Fuente_20_de_20_párrafo_20_predeter."><text:span text:style-name="T1">Fecha</text:span></text:span></text:p>
              <text:p text:style-name="P7"><text:change-end text:change-id="ct852967180"/><text:change text:change-id="ct853191552"/><text:change text:change-id="ct853055912"/><text:change text:change-id="ct853054456"/><text:change text:change-id="ct853054232"/><text:change text:change-id="ct853266580"/><text:change-start text:change-id="ct847735336"/>28-Oct-2010<text:change-end text:change-id="ct847735336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2-02T11:39:15</dc:date>
    <meta:editing-cycles>46</meta:editing-cycles>
    <meta:editing-duration>PT2H41M36S</meta:editing-duration>
    <meta:template xlink:type="simple" xlink:actuate="onRequest" xlink:href="../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3" meta:word-count="270" meta:character-count="1643"/>
  </office:meta>
</office:document-meta>
</file>